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lavičkaVOP" style:master-page-name="MPF0" style:family="paragraph">
      <style:paragraph-properties>
        <style:tab-stops/>
      </style:paragraph-properties>
    </style:style>
    <style:style style:name="T4" style:parent-style-name="ZákladnítextChar" style:family="text">
      <style:text-properties fo:font-style="italic" style:font-style-asian="italic"/>
    </style:style>
    <style:style style:name="T5" style:parent-style-name="ZákladnítextChar" style:family="text">
      <style:text-properties fo:font-style="italic" style:font-style-asian="italic"/>
    </style:style>
    <style:style style:name="T6" style:parent-style-name="ZákladnítextChar" style:family="text">
      <style:text-properties fo:font-style="italic" style:font-style-asian="italic"/>
    </style:style>
    <style:style style:name="T7" style:parent-style-name="ZákladnítextChar" style:family="text">
      <style:text-properties fo:font-style="italic" style:font-style-asian="italic"/>
    </style:style>
    <style:style style:name="T8" style:parent-style-name="ZákladnítextChar" style:family="text">
      <style:text-properties fo:font-style="italic" style:font-style-asian="italic"/>
    </style:style>
    <style:style style:name="T9" style:parent-style-name="ZákladnítextChar" style:family="text">
      <style:text-properties fo:font-style="italic" style:font-style-asian="italic"/>
    </style:style>
    <style:style style:name="T10" style:parent-style-name="ZákladnítextChar" style:family="text">
      <style:text-properties fo:font-style="italic" style:font-style-asian="italic"/>
    </style:style>
    <style:style style:name="T11" style:parent-style-name="ZákladnítextChar" style:family="text">
      <style:text-properties fo:font-style="italic" style:font-style-asian="italic"/>
    </style:style>
    <style:style style:name="T12" style:parent-style-name="ZákladnítextChar" style:family="text">
      <style:text-properties fo:font-style="italic" style:font-style-asian="italic"/>
    </style:style>
    <style:style style:name="T13" style:parent-style-name="ZákladnítextChar" style:family="text">
      <style:text-properties fo:font-style="italic" style:font-style-asian="italic"/>
    </style:style>
    <style:style style:name="T14" style:parent-style-name="ZákladnítextChar" style:family="text">
      <style:text-properties fo:font-style="italic" style:font-style-asian="italic"/>
    </style:style>
    <style:style style:name="T15" style:parent-style-name="ZákladnítextChar" style:family="text">
      <style:text-properties fo:font-style="italic" style:font-style-asian="italic"/>
    </style:style>
    <style:style style:name="T16" style:parent-style-name="ZákladnítextChar" style:family="text">
      <style:text-properties fo:font-style="italic" style:font-style-asian="italic"/>
    </style:style>
    <style:style style:name="T17" style:parent-style-name="ZákladnítextChar" style:family="text">
      <style:text-properties fo:font-style="italic" style:font-style-asian="italic"/>
    </style:style>
    <style:style style:name="T18" style:parent-style-name="ZákladnítextChar" style:family="text">
      <style:text-properties fo:font-style="italic" style:font-style-asian="italic"/>
    </style:style>
    <style:style style:name="T19" style:parent-style-name="Standardnípísmoodstavce" style:family="text">
      <style:text-properties fo:letter-spacing="0.0555in"/>
    </style:style>
    <style:style style:name="T20" style:parent-style-name="Standardnípísmoodstavce" style:family="text">
      <style:text-properties fo:letter-spacing="0.0555in"/>
    </style:style>
    <style:style style:name="T21" style:parent-style-name="Standardnípísmoodstavce" style:family="text">
      <style:text-properties fo:letter-spacing="0.0555in"/>
    </style:style>
    <style:style style:name="T22" style:parent-style-name="Standardnípísmoodstavce" style:family="text">
      <style:text-properties fo:letter-spacing="0.0138in"/>
    </style:style>
  </office:automatic-styles>
  <office:body>
    <office:text text:use-soft-page-breaks="true">
      <text:p text:style-name="P1">Veřejná ochránkyně práv</text:p>
      <text:p text:style-name="hlavičkaVOP2">Mgr. Anna Šabatová, Ph.D.</text:p>
      <text:p text:style-name="datumaznačka">V<text:s/>Brně dne<text:s/>2. září<text:s/>2014</text:p>
      <text:p text:style-name="datumaznačka">Sp. zn.:<text:s/>173/2013/DIS/EN</text:p>
      <text:p text:style-name="datumaznačka">Vaše<text:s/>č. j.:<text:s/>1077/2014</text:p>
      <text:p text:style-name="Základnítext">Vážená<text:s/>paní ředitelko,</text:p>
      <text:p text:style-name="Základnítextodsazený">děkuji Vám<text:s/>za vyjádření<text:s/>ke zprávě<text:s/>o šetření<text:s/>ve věci zákazu nošení pokrývek hlavy<text:s/>ve střední zdravotnické škole.</text:p>
      <text:p text:style-name="Základnítextodsazený">Vítám Váš návrh<text:s/>na změnu školního řádu, který uvádíte<text:s/>v bodě 3 závěrů<text:s/>svého<text:s/>vyjádření.<text:s/>Sdělila jste mi, že<text:s/>nové znění školní řádu<text:s/>můžete<text:s/>předložit školské radě<text:s/>ve druhé polovině září 2014.</text:p>
      <text:p text:style-name="Základnítextodsazený">Ve zprávě<text:s/>o šetření jsem Vám doporučila přijmout následující znění<text:s/>dotčeného ustanovení<text:s/>školního řádu:<text:s/><text:span text:style-name="T4">„Žák<text:s/></text:span><text:span text:style-name="T5">je povinen</text:span><text:span text:style-name="T6"><text:s/>řídit se pravidly<text:s/></text:span><text:span text:style-name="T7">společenského chování</text:span><text:span text:style-name="T8"><text:s/>a </text:span><text:span text:style-name="T9">jednání.</text:span><text:span text:style-name="T10"><text:s/>Ve </text:span><text:span text:style-name="T11">škole</text:span><text:span text:style-name="T12"><text:s/></text:span><text:span text:style-name="T13">žák nemůže užívat pokrývku</text:span><text:span text:style-name="T14"><text:s/>hlavy</text:span><text:span text:style-name="T15">, vyjma případů, kdy je pokrývka hlavy projevem náboženského přesvědčení či víry,</text:span><text:span text:style-name="T16"><text:s/>ke </text:span><text:span text:style-name="T17">které se žák hlásí, nebo kdy je odůvodněna zdravotním stavem žáka.</text:span><text:span text:style-name="T18">"</text:span></text:p>
      <text:p text:style-name="Základnítextodsazený">Ve vyjádření jste<text:s/>v souvislosti<text:s/>s možností přijetí změny školního řádu citovala uvedený návrh<text:s/>s drobnou změnou<text:s/>spočívající<text:s/>v záměně<text:s/>posledního slova<text:s/>„žáka“<text:s/>za „žactva“. Vzhledem<text:s/>k tomu, že tento rozdíl<text:s/>mění význam<text:s/>věty,<text:s/><text:span text:style-name="Silné">dovoluji si Vás požádat, abyste předložila školské radě</text:span><text:span text:style-name="Silné"><text:s/>původní návrh obsažený</text:span><text:span text:style-name="Silné"><text:s/>ve </text:span><text:span text:style-name="Silné">zprávě</text:span><text:span text:style-name="Silné"><text:s/>o </text:span><text:span text:style-name="Silné">šetření. Pokud tak učiníte</text:span><text:span text:style-name="Silné"><text:s/>a </text:span><text:span text:style-name="Silné">školská rada změnu přijme, budu to považovat</text:span><text:span text:style-name="Silné"><text:s/>za </text:span><text:span text:style-name="Silné">dostatečné opatření</text:span><text:span text:style-name="Silné"><text:s/>k </text:span><text:span text:style-name="Silné">nápravě</text:span><text:span text:style-name="Silné"><text:s/>a </text:span><text:span text:style-name="Silné">případ</text:span><text:span text:style-name="Silné"><text:s/>uzavřu</text:span><text:span text:style-name="Silné">.</text:span><text:s/>O této skutečnosti následně vyrozumím všechny šetřené subjekty<text:s/>a stěžovatelku prostřednictvím její právní<text:s/>zástupkyně. Žádám Vás proto, abyste mě<text:s/>seznámila<text:s/>s konečnou podobou školního řádu.</text:p>
      <text:p text:style-name="Základnítextodsazený">Z<text:s/>Vašeho vyjádření vyplývá, že zpochybňujete<text:s/>jak<text:s/>jednotlivé skutkové okolnosti<text:s/>případu,<text:s/>tak mé závěry<text:s/>a jejich<text:s/>odůvodnění. Nesouhlasíte<text:s/>s mým hodnocením případu, přestože se nepokoušíte vyvrátit mou argumentaci.<text:s/>Skutkový stav jsem pečlivě zjišťovala<text:s/>a ve zprávě jsem ho zaznamenala včetně rozporů.<text:s/>Nevyjasnění rozporů nepovažuji<text:s/>za důležité, protože mé závěry vycházejí<text:s/>ze zjištění, která potvrzují obě strany.<text:s/>Krom toho<text:s/>za zásadní doklad považuji Vaše vyjádření<text:s/>ze dne 13. září 2013:<text:s/><text:span text:style-name="Zvýraznění">„Bývalá studentka Střední zdravotnické školy Ruská 2200/91, Praha 10, A</text:span><text:span text:style-name="Zvýraznění">.<text:s/></text:span><text:span text:style-name="Zvýraznění">J</text:span><text:span text:style-name="Zvýraznění">.</text:span><text:span text:style-name="Zvýraznění"><text:s/>A</text:span><text:span text:style-name="Zvýraznění">.</text:span><text:span text:style-name="Zvýraznění"><text:s/>(Somálsko) dokument</text:span><text:span text:style-name="Zvýraznění"><text:s/>o </text:span><text:span text:style-name="Zvýraznění">ukončení studia</text:span><text:span text:style-name="Zvýraznění"><text:s/>v </text:span><text:span text:style-name="Zvýraznění">souvislosti</text:span><text:span text:style-name="Zvýraznění"><text:s/>s </text:span><text:span text:style-name="Zvýraznění">tím, že </text:span><text:span text:style-name="Zvýraznění">odmítla sundat pokrývku hlavy, nemusela podepsat. Její rozhodnutí bylo naprosto svobodné.“</text:span></text:p>
      <text:p text:style-name="Základnítextodsazený">Svůj popis skutkového stavu tedy nebudu měnit<text:s/>a na svých závěrech obsažených<text:s/>ve zprávě<text:s/>o šetření<text:s/>trvám.</text:p>
      <text:p text:style-name="Základnítextodsazený">Dále si dovolím odpovědět<text:s/>na Váš<text:s/>dotaz, zda<text:s/>o případu nošení muslimských šátků můžete<text:s/><text:span text:style-name="Silné">svobodně komunikovat</text:span><text:span text:style-name="Silné"><text:s/>s </text:span><text:span text:style-name="Silné">médii</text:span>.</text:p>
      <text:p text:style-name="Základnítextodsazený">Má původní prosba měla zajistit klid<text:s/>pro výměnu názorů<text:s/>a informací<text:s/>na základě zprávy (bez případného mediálního tlaku). Samotnou mě velmi mrzí, že se mi nepodařilo tento klid zajistit<text:s/>po celou dobu běhu lhůty<text:s/>k vyjádření.<text:s/>Média<text:s/><text:soft-page-break/>jsem pak seznámila pouze se svým<text:s/>názorem<text:s/>na oprávnění školy zakázat nošení<text:s/>muslimských šátků představujících projev náboženského vyznání.<text:s/>Nehovořila jsem<text:s/>o skutkovém stavu.</text:p>
      <text:p text:style-name="Základnítextodsazený">S médii nyní prosím komunikujte, jak uznáte za vhodné.<text:s/>Pokud uvažujete<text:s/>o zveřejnění zprávy<text:s/>na webu školy,<text:s/>přikládám anonymizovanou verzi.</text:p>
      <text:p text:style-name="Základnítextodsazený">S<text:s/>pozdravem</text:p>
      <text:p text:style-name="podpis">Mgr. Anna<text:s/><text:span text:style-name="T19">Š</text:span><text:span text:style-name="T20">a</text:span><text:span text:style-name="T21">batov</text:span><text:span text:style-name="T22">á</text:span>,<text:s/>Ph.D.,<text:s/>v.<text:s/>r.</text:p>
      <text:p text:style-name="podpis">(dopis je opatřen elektronickým podpisem)</text:p>
      <text:p text:style-name="Normální"/>
      <text:p text:style-name="Normální"/>
      <text:p text:style-name="Normální"/>
      <text:p text:style-name="Normální"/>
      <text:p text:style-name="Normální"><text:span text:style-name="Silné">Příloha</text:span></text:p>
      <text:p text:style-name="Normální">anonymizovaná verze zprávy o šetření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>Vážená paní</text:p>
      <text:p text:style-name="Normální">PhDr. Ivanka Kohoutová, Ph.D.</text:p>
      <text:p text:style-name="Normální">ředitelka školy</text:p>
      <text:p text:style-name="Normální">Střední zdravotnická škola</text:p>
      <text:p text:style-name="Normální">Ruská 2200/91</text:p>
      <text:p text:style-name="Normální">100 00<text:s/>Praha 10</text:p>
      <text:p text:style-name="kontakt"/>
      <text:p text:style-name="kontakt"/>
      <text:p text:style-name="kontakt">Údolní 39</text:p>
      <text:p text:style-name="kontakt">602 00 Brno</text:p>
      <text:p text:style-name="kontakt">tel: (+420) 542<text:s/>542<text:s/>888, fax: (+420) 542<text:s/>542<text:s/>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>
      <style:paragraph-properties style:text-autospace="none" fo:margin-left="4.3312in">
        <style:tab-stops/>
      </style:paragraph-properties>
      <style:text-properties fo:hyphenate="false"/>
    </style:style>
    <style:style style:name="hlavičkaVOP" style:display-name="hlavička VOP" style:family="paragraph" style:parent-style-name="Normální" style:next-style-name="hlavičkaVOP2">
      <style:paragraph-properties fo:margin-right="3.6402in">
        <style:tab-stops>
          <style:tab-stop style:type="left" style:position="2.7562in"/>
          <style:tab-stop style:type="left" style:position="3.2486in"/>
        </style:tab-stops>
      </style:paragraph-properties>
      <style:text-properties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 fo:hyphenate="false"/>
    </style:style>
    <style:style style:name="hlavičkaVOP2" style:display-name="hlavička VOP 2" style:family="paragraph" style:parent-style-name="Normální" style:next-style-name="Normální">
      <style:paragraph-properties fo:margin-right="3.5423in"/>
      <style:text-properties style:font-name-complex="Arial" fo:font-style="italic" style:font-style-asian="italic" style:font-style-complex="italic" fo:font-size="16pt" style:font-size-asian="16pt" style:font-size-complex="16pt" fo:hyphenate="false"/>
    </style:style>
    <style:style style:name="hlavičkaZVOP" style:display-name="hlavička ZVOP" style:family="paragraph" style:parent-style-name="Normální" style:next-style-name="hlavičkaZVOP2">
      <style:paragraph-properties fo:margin-right="2.559in"/>
      <style:text-properties fo:font-weight="bold" style:font-weight-asian="bold" fo:font-style="italic" style:font-style-asian="italic" fo:font-size="16pt" style:font-size-asian="16pt" fo:hyphenate="false"/>
    </style:style>
    <style:style style:name="hlavičkaZVOP2" style:display-name="hlavička ZVOP 2" style:family="paragraph" style:parent-style-name="Normální" style:next-style-name="Normální">
      <style:paragraph-properties fo:text-align="center" fo:margin-right="2.6562in"/>
      <style:text-properties fo:font-style="italic" style:font-style-asian="italic" fo:font-size="16pt" style:font-size-asian="16pt" fo:hyphenate="false"/>
    </style:style>
    <style:style style:name="kontakt" style:display-name="kontakt" style:family="paragraph" style:parent-style-name="Normální">
      <style:paragraph-properties fo:text-align="center"/>
      <style:text-properties fo:font-size="9pt" style:font-size-asian="9pt" style:font-size-complex="10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Kubíková Barbora Mgr.</meta:initial-creator>
    <dc:creator>Bádrová Pavlína Mgr.</dc:creator>
    <meta:creation-date>2017-05-12T08:08:00Z</meta:creation-date>
    <dc:date>2017-05-12T08:08:00Z</dc:date>
    <meta:print-date>2014-09-02T14:19:00Z</meta:print-date>
    <meta:template xlink:href="dopis-VOPaZVOP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6" meta:word-count="472" meta:character-count="3251" meta:row-count="23" meta:non-whitespace-character-count="2785"/>
  </office:meta>
</office:document-meta>
</file>